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e5f" officeooo:paragraph-rsid="0015ee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1:18:01.396473111</meta:creation-date>
    <dc:date>2023-05-16T21:18:16.292852942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